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Standard" style:list-style-name="L1"/>
    <style:style style:name="P83" style:family="paragraph" style:parent-style-name="Standard" style:list-style-name="L1">
      <style:text-properties style:text-line-through-style="solid" style:text-line-through-type="single"/>
    </style:style>
    <style:style style:name="P84" style:family="paragraph" style:parent-style-name="Standard" style:list-style-name="L1">
      <style:text-properties style:text-line-through-style="solid" style:text-line-through-type="single" officeooo:rsid="002d2eb9" officeooo:paragraph-rsid="002d2eb9"/>
    </style:style>
    <style:style style:name="P85" style:family="paragraph" style:parent-style-name="Standard" style:list-style-name="L1">
      <style:text-properties officeooo:rsid="001f4f63" officeooo:paragraph-rsid="001f4f63"/>
    </style:style>
    <style:style style:name="P86" style:family="paragraph" style:parent-style-name="Standard" style:list-style-name="L2">
      <style:text-properties officeooo:paragraph-rsid="003dd29a"/>
    </style:style>
    <style:style style:name="P87" style:family="paragraph" style:parent-style-name="Standard" style:list-style-name="L2">
      <style:text-properties officeooo:rsid="003dd29a" officeooo:paragraph-rsid="003dd29a"/>
    </style:style>
    <style:style style:name="P88" style:family="paragraph" style:parent-style-name="Standard" style:list-style-name="L3">
      <style:text-properties officeooo:rsid="00925d0a" officeooo:paragraph-rsid="00925d0a"/>
    </style:style>
    <style:style style:name="P89" style:family="paragraph" style:parent-style-name="Contents_20_2">
      <style:paragraph-properties>
        <style:tab-stops>
          <style:tab-stop style:position="6.6929in" style:type="right" style:leader-style="dotted" style:leader-text="."/>
        </style:tab-stops>
      </style:paragraph-properties>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ent-style-name="Heading_20_1" style:list-style-name=""/>
    <style:style style:name="P92" style:family="paragraph" style:parent-style-name="Heading_20_1">
      <style:text-properties officeooo:paragraph-rsid="001beb55"/>
    </style:style>
    <style:style style:name="P93" style:family="paragraph" style:parent-style-name="Heading_20_1">
      <style:text-properties officeooo:rsid="001dc64d" officeooo:paragraph-rsid="001dc64d"/>
    </style:style>
    <style:style style:name="P94" style:family="paragraph" style:parent-style-name="Heading_20_1">
      <style:text-properties officeooo:rsid="0062a782" officeooo:paragraph-rsid="0062a782"/>
    </style:style>
    <style:style style:name="P95" style:family="paragraph" style:parent-style-name="Heading_20_1">
      <style:text-properties officeooo:rsid="00954498" officeooo:paragraph-rsid="0097aee3"/>
    </style:style>
    <style:style style:name="P96" style:family="paragraph" style:parent-style-name="Heading_20_1">
      <style:text-properties officeooo:rsid="00954498" officeooo:paragraph-rsid="009a0393"/>
    </style:style>
    <style:style style:name="P97" style:family="paragraph" style:parent-style-name="Heading_20_1">
      <style:text-properties officeooo:rsid="00954498" officeooo:paragraph-rsid="00a03c2e"/>
    </style:style>
    <style:style style:name="P98" style:family="paragraph" style:parent-style-name="Heading_20_1">
      <style:paragraph-properties fo:break-before="page"/>
    </style:style>
    <style:style style:name="P99" style:family="paragraph" style:parent-style-name="Text_20_body" style:list-style-name="L4">
      <style:text-properties officeooo:rsid="009a0393" officeooo:paragraph-rsid="009a0393"/>
    </style:style>
    <style:style style:name="P100" style:family="paragraph" style:parent-style-name="Text_20_body" style:list-style-name="L5">
      <style:text-properties officeooo:rsid="009a70d1" officeooo:paragraph-rsid="009a70d1"/>
    </style:style>
    <style:style style:name="P101" style:family="paragraph" style:parent-style-name="Text_20_body" style:list-style-name="L5">
      <style:text-properties officeooo:rsid="009a70d1" officeooo:paragraph-rsid="009b76c4"/>
    </style:style>
    <style:style style:name="P102" style:family="paragraph" style:parent-style-name="Text_20_body" style:list-style-name="L5">
      <style:text-properties officeooo:rsid="009b76c4" officeooo:paragraph-rsid="009b76c4"/>
    </style:style>
    <style:style style:name="P103" style:family="paragraph" style:parent-style-name="Text_20_body">
      <style:text-properties officeooo:rsid="009c3ce5" officeooo:paragraph-rsid="009c3ce5"/>
    </style:style>
    <style:style style:name="P104" style:family="paragraph" style:parent-style-name="Text_20_body">
      <style:text-properties officeooo:rsid="00a03c2e" officeooo:paragraph-rsid="00a03c2e"/>
    </style:style>
    <style:style style:name="P105" style:family="paragraph" style:parent-style-name="Text_20_body">
      <style:text-properties officeooo:rsid="00a11add" officeooo:paragraph-rsid="00a8058e"/>
    </style:style>
    <style:style style:name="P106" style:family="paragraph" style:parent-style-name="Text_20_body">
      <style:text-properties officeooo:rsid="00a149e2" officeooo:paragraph-rsid="00a149e2"/>
    </style:style>
    <style:style style:name="P107" style:family="paragraph" style:parent-style-name="Text_20_body">
      <style:text-properties officeooo:rsid="00a149e2" officeooo:paragraph-rsid="00a28291"/>
    </style:style>
    <style:style style:name="P108" style:family="paragraph" style:parent-style-name="Text_20_body">
      <style:text-properties officeooo:rsid="00a28291" officeooo:paragraph-rsid="00a28291"/>
    </style:style>
    <style:style style:name="P109" style:family="paragraph" style:parent-style-name="Text_20_body">
      <style:text-properties officeooo:rsid="00a34d54" officeooo:paragraph-rsid="00a34d54"/>
    </style:style>
    <style:style style:name="P110" style:family="paragraph" style:parent-style-name="Text_20_body">
      <style:text-properties officeooo:rsid="00a3e8e3" officeooo:paragraph-rsid="00a3e8e3"/>
    </style:style>
    <style:style style:name="P111" style:family="paragraph" style:parent-style-name="Text_20_body">
      <style:text-properties officeooo:rsid="00a3e8e3" officeooo:paragraph-rsid="00a76f3f"/>
    </style:style>
    <style:style style:name="P112" style:family="paragraph" style:parent-style-name="Text_20_body">
      <style:text-properties officeooo:rsid="00a3e8e3" officeooo:paragraph-rsid="00a963ba"/>
    </style:style>
    <style:style style:name="P113" style:family="paragraph" style:parent-style-name="Text_20_body">
      <style:text-properties officeooo:rsid="00a5b38a" officeooo:paragraph-rsid="00a5b38a"/>
    </style:style>
    <style:style style:name="P114" style:family="paragraph" style:parent-style-name="Text_20_body">
      <style:text-properties officeooo:rsid="00a76f3f" officeooo:paragraph-rsid="00a76f3f"/>
    </style:style>
    <style:style style:name="P115" style:family="paragraph" style:parent-style-name="Text_20_body">
      <style:text-properties officeooo:rsid="00a8058e" officeooo:paragraph-rsid="00a8058e"/>
    </style:style>
    <style:style style:name="P116" style:family="paragraph" style:parent-style-name="Text_20_body">
      <style:text-properties officeooo:rsid="00a963ba" officeooo:paragraph-rsid="00a963ba"/>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0"><text:a xlink:type="simple" xlink:href="#__RefHeading___Toc1084_187270813" text:style-name="Index_20_Link" text:visited-style-name="Index_20_Link">Code breakdown<text:tab/>2</text:a></text:p>
          <text:p text:style-name="P90"><text:a xlink:type="simple" xlink:href="#__RefHeading___Toc1086_187270813" text:style-name="Index_20_Link" text:visited-style-name="Index_20_Link">Simulation records<text:tab/>3</text:a></text:p>
          <text:p text:style-name="P90"><text:a xlink:type="simple" xlink:href="#__RefHeading___Toc1088_187270813" text:style-name="Index_20_Link" text:visited-style-name="Index_20_Link">Initial plans<text:tab/>4</text:a></text:p>
          <text:p text:style-name="P90"><text:a xlink:type="simple" xlink:href="#__RefHeading___Toc1090_187270813" text:style-name="Index_20_Link" text:visited-style-name="Index_20_Link">Brief outline<text:tab/>6</text:a></text:p>
          <text:p text:style-name="P90"><text:a xlink:type="simple" xlink:href="#__RefHeading___Toc1092_187270813" text:style-name="Index_20_Link" text:visited-style-name="Index_20_Link">Evodons<text:tab/>7</text:a></text:p>
          <text:p text:style-name="P90"><text:a xlink:type="simple" xlink:href="#__RefHeading___Toc1094_187270813" text:style-name="Index_20_Link" text:visited-style-name="Index_20_Link">20220817<text:tab/>7</text:a></text:p>
          <text:p text:style-name="P89"><text:a xlink:type="simple" xlink:href="#__RefHeading___Toc1096_187270813" text:style-name="Index_20_Link" text:visited-style-name="Index_20_Link">Char compression<text:tab/>8</text:a></text:p>
          <text:p text:style-name="P89"><text:a xlink:type="simple" xlink:href="#__RefHeading___Toc1098_187270813" text:style-name="Index_20_Link" text:visited-style-name="Index_20_Link">Regular dumping<text:tab/>8</text:a></text:p>
          <text:p text:style-name="P89"><text:a xlink:type="simple" xlink:href="#__RefHeading___Toc1100_187270813" text:style-name="Index_20_Link" text:visited-style-name="Index_20_Link">Phylogenetics<text:tab/>8</text:a></text:p>
          <text:p text:style-name="P89"><text:a xlink:type="simple" xlink:href="#__RefHeading___Toc1102_187270813" text:style-name="Index_20_Link" text:visited-style-name="Index_20_Link">Performance<text:tab/>9</text:a></text:p>
          <text:p text:style-name="P89"><text:a xlink:type="simple" xlink:href="#__RefHeading___Toc1104_187270813" text:style-name="Index_20_Link" text:visited-style-name="Index_20_Link">Variable input<text:tab/>9</text:a></text:p>
          <text:p text:style-name="P90"><text:a xlink:type="simple" xlink:href="#__RefHeading___Toc1106_187270813" text:style-name="Index_20_Link" text:visited-style-name="Index_20_Link">20220819<text:tab/>9</text:a></text:p>
          <text:p text:style-name="P90"><text:a xlink:type="simple" xlink:href="#__RefHeading___Toc1108_187270813" text:style-name="Index_20_Link" text:visited-style-name="Index_20_Link">20220908<text:tab/>9</text:a></text:p>
          <text:p text:style-name="P90"><text:a xlink:type="simple" xlink:href="#__RefHeading___Toc1110_187270813" text:style-name="Index_20_Link" text:visited-style-name="Index_20_Link">20220913<text:tab/>9</text:a></text:p>
          <text:p text:style-name="P90"><text:a xlink:type="simple" xlink:href="#__RefHeading___Toc1112_187270813" text:style-name="Index_20_Link" text:visited-style-name="Index_20_Link">20220915<text:tab/>10</text:a></text:p>
          <text:p text:style-name="P90"><text:a xlink:type="simple" xlink:href="#__RefHeading___Toc1114_187270813" text:style-name="Index_20_Link" text:visited-style-name="Index_20_Link">20220917<text:tab/>11</text:a></text:p>
          <text:p text:style-name="P90"><text:a xlink:type="simple" xlink:href="#__RefHeading___Toc1116_187270813" text:style-name="Index_20_Link" text:visited-style-name="Index_20_Link">20230529<text:tab/>11</text:a></text:p>
          <text:p text:style-name="P90"><text:a xlink:type="simple" xlink:href="#__RefHeading___Toc1118_187270813" text:style-name="Index_20_Link" text:visited-style-name="Index_20_Link">20230531<text:tab/>12</text:a></text:p>
          <text:p text:style-name="P90"><text:a xlink:type="simple" xlink:href="#__RefHeading___Toc1120_187270813" text:style-name="Index_20_Link" text:visited-style-name="Index_20_Link">20230602<text:tab/>13</text:a></text:p>
          <text:p text:style-name="P90"><text:a xlink:type="simple" xlink:href="#__RefHeading___Toc1122_187270813" text:style-name="Index_20_Link" text:visited-style-name="Index_20_Link">20230604<text:tab/>13</text:a></text:p>
          <text:p text:style-name="P90"><text:a xlink:type="simple" xlink:href="#__RefHeading___Toc1124_187270813" text:style-name="Index_20_Link" text:visited-style-name="Index_20_Link">20230727<text:tab/>15</text:a></text:p>
          <text:p text:style-name="P90"><text:a xlink:type="simple" xlink:href="#__RefHeading___Toc1551_184496331" text:style-name="Index_20_Link" text:visited-style-name="Index_20_Link">20230802<text:tab/>17</text:a></text:p>
          <text:p text:style-name="P90"><text:a xlink:type="simple" xlink:href="#__RefHeading___Toc1553_184496331" text:style-name="Index_20_Link" text:visited-style-name="Index_20_Link">20240303<text:tab/>18</text:a></text:p>
          <text:p text:style-name="P90"><text:a xlink:type="simple" xlink:href="#__RefHeading___Toc1555_184496331" text:style-name="Index_20_Link" text:visited-style-name="Index_20_Link">20240304<text:tab/>18</text:a></text:p>
        </text:index-body>
      </text:table-of-content>
      <text:h text:style-name="P91" text:outline-level="1"/>
      <text:h text:style-name="P98"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92"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93"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3869206190" text:style-name="L1">
        <text:list-item>
          <text:p text:style-name="P83">Organise notes.</text:p>
        </text:list-item>
        <text:list-item>
          <text:p text:style-name="P83">Tidy code and package code.</text:p>
        </text:list-item>
        <text:list-item>
          <text:p text:style-name="P83">Try 2-char/1-char compression of genome (excluding numbers and accounting for row.)</text:p>
        </text:list-item>
        <text:list-item>
          <text:p text:style-name="P83">See if splitting string into list of ints and maybe substrings helps (Compression of 4x expected? 8-bit char to 4-bit digit?)</text:p>
        </text:list-item>
        <text:list-item>
          <text:p text:style-name="P82">Regular dumping of strain genome.</text:p>
        </text:list-item>
        <text:list-item>
          <text:p text:style-name="P85">Phylogenetics</text:p>
        </text:list-item>
        <text:list-item>
          <text:p text:style-name="P84">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4061449176" text:style-name="L2">
        <text:list-item>
          <text:p text:style-name="P87">NCB: Non-Compiled Browse file, a database file used with Visual Studio</text:p>
        </text:list-item>
        <text:list-item>
          <text:p text:style-name="P86"><text:span text:style-name="T9">SLN: Solution file, </text:span>contain<text:span text:style-name="T9">s</text:span> information about the project environment and the state of the project </text:p>
        </text:list-item>
        <text:list-item>
          <text:p text:style-name="P87">SUO: Solution User Operations file, used to store user preferences in Visual Studio</text:p>
        </text:list-item>
        <text:list-item>
          <text:p text:style-name="P87">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94"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117411249" text:style-name="L3">
        <text:list-item>
          <text:p text:style-name="P88">convert_binary_to_base4(): Function to convert from binary to base-4, so as to retain 2's complement.<text:line-break/>No need with arbitrary element length.</text:p>
        </text:list-item>
        <text:list-item>
          <text:p text:style-name="P88">convert_b4_to_decimal()</text:p>
        </text:list-item>
        <text:list-item>
          <text:p text:style-name="P88">convert_b4_to_intstr()</text:p>
        </text:list-item>
        <text:list-item>
          <text:p text:style-name="P88">convert_kforth_to_base4()</text:p>
        </text:list-item>
        <text:list-item>
          <text:p text:style-name="P88">convert_base4_to_kforth()</text:p>
        </text:list-item>
        <text:list-item>
          <text:p text:style-name="P88">convert_base4_to_nucleotide()<text:line-break/>No need, can retrieve from past versions.</text:p>
        </text:list-item>
        <text:list-item>
          <text:p text:style-name="P88">convert_nucleotide_to_base4()</text:p>
        </text:list-item>
        <text:list-item>
          <text:p text:style-name="P88">join_genome_for_msa()</text:p>
        </text:list-item>
        <text:list-item>
          <text:p text:style-name="P88">convert_base4_to_aaff(): Convert keywords to AA-FF for storage. </text:p>
        </text:list-item>
        <text:list-item>
          <text:p text:style-name="P88">store_aaff(): Converts AAFF list to string.</text:p>
        </text:list-item>
        <text:list-item>
          <text:p text:style-name="P88">retrieve_aaff(): Converts AAFF string to list.</text:p>
        </text:list-item>
        <text:list-item>
          <text:p text:style-name="P88">convert_aaff_to_base4()</text:p>
        </text:list-item>
        <text:list-item>
          <text:p text:style-name="P88">convert_aaff_to_xascii(): Convert list of AAFF to Extended ASCII.<text:line-break/>No need because minimal space savings for a lot of complexity.</text:p>
        </text:list-item>
        <text:list-item>
          <text:p text:style-name="P88">unspool_aaff_for_msa(): Single function to convert chosen AAFF strings into nucleotide sequences for MSA.</text:p>
        </text:list-item>
        <text:list-item>
          <text:p text:style-name="P88">check_input_files(): This function is used for variable inputs. May print ‘Mismatch in EVOLVE and PHASCII detected’.</text:p>
        </text:list-item>
        <text:list-item>
          <text:p text:style-name="P88">translate_aaff_to_kforth<text:span text:style-name="T42">(): To eyeball the genome. Returns kforth_string.</text:span></text:p>
        </text:list-item>
        <text:list-item>
          <text:p text:style-name="P88">split_kforth_to_read<text:span text:style-name="T42">(): Split aaff_string into kforth_rows_list for readability.</text:span></text:p>
        </text:list-item>
        <text:list-item>
          <text:p text:style-name="P88">fix_negnum_in_aaff<text:span text:style-name="T42">(): Fix negative numbers in strain_genome_015 as they were far too large.<text:line-break/>No need because it was to implement a hotfix.</text:span></text:p>
        </text:list-item>
        <text:list-item>
          <text:p text:style-name="P88">save_aaff_to_fasta<text:span text:style-name="T42">()</text:span></text:p>
        </text:list-item>
        <text:list-item>
          <text:p text:style-name="P88">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95"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96"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40754890" text:style-name="L4">
        <text:list-item>
          <text:p text:style-name="P99">memory </text:p>
        </text:list-item>
        <text:list-item>
          <text:p text:style-name="P99">save </text:p>
        </text:list-item>
        <text:list-item>
          <text:p text:style-name="P99">hashlife </text:p>
        </text:list-item>
        <text:list-item>
          <text:p text:style-name="P99">optimize </text:p>
        </text:list-item>
        <text:list-item>
          <text:p text:style-name="P99">save size </text:p>
        </text:list-item>
        <text:list-item>
          <text:p text:style-name="P99"><text:soft-page-break/>lag </text:p>
        </text:list-item>
        <text:list-item>
          <text:p text:style-name="P99">slow </text:p>
        </text:list-item>
        <text:list-item>
          <text:p text:style-name="P99">generation </text:p>
        </text:list-item>
        <text:list-item>
          <text:p text:style-name="P99">memoization </text:p>
        </text:list-item>
        <text:list-item>
          <text:p text:style-name="P99">algorithm </text:p>
        </text:list-item>
        <text:list-item>
          <text:p text:style-name="P99">snapshots </text:p>
        </text:list-item>
        <text:list-item>
          <text:p text:style-name="P99">merge </text:p>
        </text:list-item>
        <text:list-item>
          <text:p text:style-name="P99">git </text:p>
        </text:list-item>
        <text:list-item>
          <text:p text:style-name="P99">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339488577" text:style-name="L5">
        <text:list-item>
          <text:p text:style-name="P100">struct ORGANIC[N]</text:p>
        </text:list-item>
        <text:list-item>
          <text:p text:style-name="P100">struct BARRIER[N]</text:p>
        </text:list-item>
        <text:list-item>
          <text:p text:style-name="P100">struct ER </text:p>
        </text:list-item>
        <text:list-item>
          <text:p text:style-name="P100">struct KFMO</text:p>
        </text:list-item>
        <text:list-item>
          <text:p text:style-name="P100">struct SPORE</text:p>
        </text:list-item>
        <text:list-item>
          <text:p text:style-name="P100">struct CELL</text:p>
        </text:list-item>
        <text:list-item>
          <text:p text:style-name="P100">struct ORGANISM</text:p>
        </text:list-item>
        <text:list-item>
          <text:p text:style-name="P100">struct KEYLIST </text:p>
        </text:list-item>
        <text:list-item>
          <text:p text:style-name="P100">struct PLAYER</text:p>
        </text:list-item>
        <text:list-item>
          <text:p text:style-name="P100">struct UNIVERSE</text:p>
        </text:list-item>
        <text:list-item>
          <text:p text:style-name="P100">UNIVERSE</text:p>
        </text:list-item>
        <text:list-item>
          <text:p text:style-name="P100">ER</text:p>
        </text:list-item>
        <text:list-item>
          <text:p text:style-name="P100">KFMO</text:p>
        </text:list-item>
        <text:list-item>
          <text:p text:style-name="P100">BARRIER *10</text:p>
        </text:list-item>
        <text:list-item>
          <text:p text:style-name="P100">KEYLIST</text:p>
        </text:list-item>
        <text:list-item>
          <text:p text:style-name="P100">ORGANIC</text:p>
        </text:list-item>
        <text:list-item>
          <text:p text:style-name="P102">SPORE</text:p>
        </text:list-item>
        <text:list-item>
          <text:p text:style-name="P101">ORGANISM</text:p>
        </text:list-item>
        <text:list-item>
          <text:p text:style-name="P101">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97" text:outline-level="1">20240305</text:h>
      <text:p text:style-name="P104">There might be a way to select the genome size. Maybe edit the PHASCII to remove organisms with long genomes, then save the file in the EVOLVE format.</text:p>
      <text:p text:style-name="P104">// <text:span text:style-name="T54">I should definitely split evolve_executor.py into separate files. Everything’s a giant mess currently.</text:span></text:p>
      <text:p text:style-name="P104">// I’m going to prepare the test scenarios and push them to their limits. Basically find out which step takes longer than 10s to execute. Both direct and stepwise. </text:p>
      <text:p text:style-name="P104">I created a new save called need_for_speed sized 100*100 with oval barrier enabled <text:span text:style-name="T49">(807 squares filled)</text:span>.</text:p>
      <text:p text:style-name="P104">For now, I’ll number the last set of runs as 001_. This preliminary optimisation set will then be 002_. <text:span text:style-name="T49">After renaming the folders for more brevity, I’ll have to tweak the paths in evolve_executor.py.</text:span></text:p>
      <text:p text:style-name="P105">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115"><text:soft-page-break/></text:p>
      <text:p text:style-name="P107">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106"><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106">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108">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116">(Using the in-built time function, the number of steps is 66K. That’s quite a difference.)</text:p>
      <text:p text:style-name="P109">I found the problem: seed.kforth contains 10 code blocks itself. <text:span text:style-name="T53">The progenitor in big_bang has only 2, but I want to find the minimal genome. Well, seems like I used it in Set_001 so let’s stick with that.</text:span></text:p>
      <text:p text:style-name="P110">002_003: Repeat of 001, use big_bang’s progenitor. Oh... the population peaked at 3000 by step=6K, then plummeted to 300 in step=7K and 1 in step=8K. A veritable apocalypse. This wasn’t what I expected. Time to find another candidate I guess?</text:p>
      <text:p text:style-name="P110">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113">It is on one hand desolation, but also supreme domination by grey (yellow?) goo. So I think I’ll move onto the next run with trepidation.</text:p>
      <text:p text:style-name="P113">/// <text:span text:style-name="T56">Physarum polycephalus</text:span> is yellow too... I’ve kept seeing its yellow veins again and again in my studies on basal cognition.</text:p>
      <text:p text:style-name="P111">002_00<text:span text:style-name="T55">4</text:span>: Repeat of 002, use big_bang’s progenitor. <text:span text:style-name="T57">Surprisingly it slowed down at 27K steps. I guess I’ll see if raising the Max Code Blocks to 10 helps or not.</text:span></text:p>
      <text:p text:style-name="P114">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114">I will highlight the surprising range of morphologies. Other than the yellow goo itself, there are single cells, horizontal lines and plain blobs. I guess the body plan is not really that complicated, all things considered.</text:p>
      <text:p text:style-name="P114"><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114"><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115">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115">There are a few stages then in population growth: Exponential growth, plateau, drop, organic debris, clearing of debris. It’s a cycle, and I expect that there’s much nuance in each of these steps.</text:p>
      <text:p text:style-name="P112">002_00<text:span text:style-name="T55">4</text:span>: Repeat of 002, run in GUI <text:span text:style-name="T59">for 10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3-05T20:22:54.877000000</dc:date>
    <meta:editing-duration>P3DT16H53M2S</meta:editing-duration>
    <meta:editing-cycles>72</meta:editing-cycles>
    <meta:generator>LibreOffice/6.1.6.3$Windows_X86_64 LibreOffice_project/5896ab1714085361c45cf540f76f60673dd96a72</meta:generator>
    <meta:document-statistic meta:table-count="0" meta:image-count="0" meta:object-count="0" meta:page-count="25" meta:paragraph-count="546" meta:word-count="10399" meta:character-count="62829" meta:non-whitespace-character-count="52437"/>
  </office:meta>
</office:document-meta>
</file>